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647d" officeooo:paragraph-rsid="000d64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647d" officeooo:paragraph-rsid="000d647d" style:font-weight-asian="bold" style:font-weight-complex="bold"/>
    </style:style>
    <style:style style:name="P3" style:family="paragraph" style:parent-style-name="Standard" style:list-style-name="L1">
      <style:text-properties officeooo:rsid="000d647d" officeooo:paragraph-rsid="000d647d"/>
    </style:style>
    <style:style style:name="P4" style:family="paragraph" style:parent-style-name="Standard" style:list-style-name="L2">
      <style:text-properties fo:font-weight="normal" officeooo:rsid="000d647d" officeooo:paragraph-rsid="000d647d" style:font-weight-asian="normal" style:font-weight-complex="normal"/>
    </style:style>
    <style:style style:name="P5" style:family="paragraph" style:parent-style-name="Standard">
      <style:text-properties officeooo:rsid="001626b6" officeooo:paragraph-rsid="001626b6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626b6" officeooo:paragraph-rsid="001626b6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84fe4" officeooo:paragraph-rsid="00184fe4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89fbd" officeooo:paragraph-rsid="00189fbd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89fbd" officeooo:paragraph-rsid="001a1086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a1086" officeooo:paragraph-rsid="001a1086"/>
    </style:style>
    <style:style style:name="T1" style:family="text">
      <style:text-properties fo:font-size="13pt" style:text-underline-style="none" fo:font-weight="bold" style:font-size-asian="13pt" style:font-weight-asian="bold" style:font-name-complex="Liberation Serif1" style:font-size-complex="13pt" style:font-weight-complex="bold"/>
    </style:style>
    <style:style style:name="T2" style:family="text">
      <style:text-properties fo:font-size="13pt" style:text-underline-style="none" fo:font-weight="bold" officeooo:rsid="0016d719" style:font-size-asian="13pt" style:font-weight-asian="bold" style:font-name-complex="Liberation Serif1" style:font-size-complex="13pt" style:font-weight-complex="bold"/>
    </style:style>
    <style:style style:name="T3" style:family="text">
      <style:text-properties fo:font-size="13pt" style:text-underline-style="none" fo:font-weight="normal" style:font-size-asian="13pt" style:font-weight-asian="normal" style:font-name-complex="Liberation Serif1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>Vm using full os</text:p>
      <text:list xml:id="list201605601" text:style-name="L1">
        <text:list-item>
          <text:p text:style-name="P3">Vms isolate applications at os level</text:p>
        </text:list-item>
        <text:list-item>
          <text:p text:style-name="P3">To isolate applications live nginx, apache, mysql we need separate Vms</text:p>
        </text:list-item>
        <text:list-item>
          <text:p text:style-name="P3">Vms are overprovisioned for high availability ( means we build high end systems for safety which increases the <text:tab/>infrastructure costs and operational costs</text:p>
        </text:list-item>
        <text:list-item>
          <text:p text:style-name="P3">OS boot takes time</text:p>
        </text:list-item>
      </text:list>
      <text:p text:style-name="P1"/>
      <text:p text:style-name="P2">Isolation of applications without OS</text:p>
      <text:list xml:id="list3951424243" text:style-name="L2">
        <text:list-item>
          <text:p text:style-name="P4">Isolation of applications with separate filesystem, libraries and application code is called containerization</text:p>
        </text:list-item>
        <text:list-item>
          <text:p text:style-name="P4">container is like a software package.</text:p>
        </text:list-item>
        <text:list-item>
          <text:p text:style-name="P4"/>
        </text:list-item>
      </text:list>
      <text:p text:style-name="P1"/>
      <text:p text:style-name="P5"><text:span text:style-name="T4">Tags: </text:span>nginx:latest</text:p>
      <text:p text:style-name="P5"><text:span text:style-name="T4">Logs: d</text:span>ocker run -d -P mysql:5.7 (unable to start due to environment variables missing)</text:p>
      <text:p text:style-name="P5"/>
      <text:p text:style-name="P6"><text:span text:style-name="T1">docker exec myweb ls</text:span></text:p>
      <text:p text:style-name="P6"><text:span text:style-name="T1">docker exec -it myweb /bin/bash </text:span></text:p>
      <text:p text:style-name="P6"><text:span text:style-name="T1"><text:tab/>run “ sudo apt update &amp;&amp; sudo install procps -y </text:span><text:span text:style-name="T2">&amp;&amp; ps -ef</text:span><text:span text:style-name="T3">(install processess command inside ubuntu)”</text:span></text:p>
      <text:p text:style-name="P6"><text:span text:style-name="T3"/></text:p>
      <text:p text:style-name="P7"><text:span text:style-name="T3">removing image is possible only if the container is not attached and running</text:span></text:p>
      <text:p text:style-name="P7"><text:span text:style-name="T3"/></text:p>
      <text:p text:style-name="P8"><text:span text:style-name="T3">docker volumes</text:span></text:p>
      <text:p text:style-name="P8"><text:span text:style-name="T3"><text:tab/></text:span><text:span text:style-name="T1">docker run -d -P -v /home/ramesh/docker/vol2:/usr/share/nginx/html:ro -d nginx</text:span></text:p>
      <text:p text:style-name="P8"><text:span text:style-name="T1"/></text:p>
      <text:p text:style-name="P10"><text:span text:style-name="T1">docker volume create nginx_home</text:span></text:p>
      <text:p text:style-name="P10"><text:span text:style-name="T1"/></text:p>
      <text:p text:style-name="P9"><text:span text:style-name="T3"><text:tab/></text:span><text:span text:style-name="T1">docker run -d -P -v nginx_home:/usr/share/nginx/html:ro -d nginx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text-underline-style="none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20:35:25.081555717</meta:creation-date>
    <dc:date>2023-08-20T12:51:32.058568540</dc:date>
    <meta:editing-duration>PT1H1M3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57" meta:character-count="1012" meta:non-whitespace-character-count="876"/>
  </office:meta>
</office:document-meta>
</file>